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FB000001293003B822.svm" manifest:media-type=""/>
  <manifest:file-entry manifest:full-path="Pictures/20000001000009E7000006A201AD31A9.svm" manifest:media-type=""/>
  <manifest:file-entry manifest:full-path="Pictures/2000000100000A54000000F23D820989.svm" manifest:media-type=""/>
  <manifest:file-entry manifest:full-path="Pictures/20000001000009E7000006A2008D17A5.svm" manifest:media-type=""/>
  <manifest:file-entry manifest:full-path="Pictures/20000001000006AF0000014285A245D6.svm" manifest:media-type=""/>
  <manifest:file-entry manifest:full-path="Pictures/20000001000009E7000006A2FF06EE8D.svm" manifest:media-type=""/>
  <manifest:file-entry manifest:full-path="Pictures/20000001000009E7000006A2F90200A2.svm" manifest:media-type=""/>
  <manifest:file-entry manifest:full-path="Pictures/20000001000009E7000006A21FDB5308.svm" manifest:media-type=""/>
  <manifest:file-entry manifest:full-path="Pictures/200000010000014A000005E0BEFBEA79.svm" manifest:media-type=""/>
  <manifest:file-entry manifest:full-path="Pictures/2000000100000D7200000142B637D810.svm" manifest:media-type=""/>
  <manifest:file-entry manifest:full-path="Pictures/20000001000006AF000001702D4E8083.svm" manifest:media-type=""/>
  <manifest:file-entry manifest:full-path="Pictures/200000010000050D0000014677A82F6B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TexMathsArgs="14§latex§\begin{table}&#10;\begin{tabular}{c}&#10;00\\&#10;01\\&#10;11\\&#10;1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|c|c|c|c|}&#10;\cline{2-5}&#10;&amp;&amp;&amp;&amp;\\&#10;\cline{2-5}&#10;&amp;&amp;&amp;1&amp;\\&#10;\cline{2-5}&#10;&amp;&amp;1&amp;d&amp;d\\&#10;\cline{2-5}&#10;&amp;d&amp;d&amp;d&amp;d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|c|c|c|c|}&#10;\cline{2-5}&#10;&amp;&amp;&amp;1&amp;\\&#10;\cline{2-5}&#10;&amp;&amp;&amp;1&amp;\\&#10;\cline{2-5}&#10;&amp;&amp;&amp;d&amp;d\\&#10;\cline{2-5}&#10;&amp;d&amp;d&amp;d&amp;d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|c|c|c|c|}&#10;\cline{2-5}&#10;&amp;&amp;1&amp;1&amp;\\&#10;\cline{2-5}&#10;&amp;&amp;1&amp;1&amp;\\&#10;\cline{2-5}&#10;&amp;&amp;&amp;d&amp;d\\&#10;\cline{2-5}&#10;&amp;d&amp;d&amp;d&amp;d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latex§\begin{table}&#10;\begin{tabular}{c|c|c|c|c|}&#10;\cline{2-5}&#10;&amp;1&amp;1&amp;1&amp;1\\&#10;\cline{2-5}&#10;&amp;1&amp;1&amp;1&amp;1\\&#10;\cline{2-5}&#10;&amp;1&amp;1&amp;d&amp;d\\&#10;\cline{2-5}&#10;&amp;d&amp;d&amp;d&amp;d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TexMathsArgs="14§latex§T_0=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latex§T_1=\overline{Q_3}Q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latex§T_2 =Q_1 Q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latex§T_3=Q_3 Q_0 +Q_2 Q_1 Q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latex§\begin{table}&#10;\begin{tabular}{c|c|c|c|c|}&#10;\cline{2-5}&#10;&amp;&amp;&amp;&amp;\\&#10;\cline{2-5}&#10;&amp;&amp;&amp;&amp;\\&#10;\cline{2-5}&#10;&amp;&amp;1&amp;d&amp;d\\&#10;\cline{2-5}&#10;&amp;d&amp;d&amp;d&amp;d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latex§y=Q_3 Q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849cm" svg:height="0.356cm" svg:x="0.421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841cm" svg:height="0.356cm" svg:x="2.159cm" svg:y="0.4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254cm" svg:height="1.651cm" svg:x="1.27cm" svg:y="1.397cm">
          <draw:image xlink:href="Pictures/200000010000014A000005E0BEFBEA79.svm" xlink:type="simple" xlink:show="embed" xlink:actuate="onLoad">
            <text:p/>
          </draw:image>
        </draw:frame>
        <draw:frame draw:style-name="gr3" draw:text-style-name="P1" draw:layer="layout" svg:width="1.651cm" svg:height="0.337cm" svg:x="1.778cm" svg:y="0.806cm">
          <draw:image xlink:href="Pictures/2000000100000A54000000F23D820989.svm" xlink:type="simple" xlink:show="embed" xlink:actuate="onLoad">
            <text:p/>
          </draw:image>
        </draw:frame>
        <draw:frame draw:style-name="gr1" draw:layer="layout" svg:width="0.841cm" svg:height="0.356cm" svg:x="6.017cm" svg:y="0.4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.651cm" svg:height="0.337cm" svg:x="5.588cm" svg:y="0.806cm">
          <draw:image xlink:href="Pictures/2000000100000A54000000F23D820989.svm" xlink:type="simple" xlink:show="embed" xlink:actuate="onLoad">
            <text:p/>
          </draw:image>
        </draw:frame>
        <draw:frame draw:style-name="gr2" draw:text-style-name="P1" draw:layer="layout" svg:width="0.254cm" svg:height="1.651cm" svg:x="5.08cm" svg:y="1.397cm">
          <draw:image xlink:href="Pictures/200000010000014A000005E0BEFBEA79.svm" xlink:type="simple" xlink:show="embed" xlink:actuate="onLoad">
            <text:p/>
          </draw:image>
        </draw:frame>
        <draw:frame draw:style-name="gr1" draw:layer="layout" svg:width="0.849cm" svg:height="0.356cm" svg:x="4.318cm" svg:y="2.0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841cm" svg:height="0.356cm" svg:x="2.159cm" svg:y="4.06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.651cm" svg:height="0.337cm" svg:x="1.778cm" svg:y="4.464cm">
          <draw:image xlink:href="Pictures/2000000100000A54000000F23D820989.svm" xlink:type="simple" xlink:show="embed" xlink:actuate="onLoad">
            <text:p/>
          </draw:image>
        </draw:frame>
        <draw:frame draw:style-name="gr2" draw:text-style-name="P1" draw:layer="layout" svg:width="0.254cm" svg:height="1.651cm" svg:x="1.27cm" svg:y="5.055cm">
          <draw:image xlink:href="Pictures/200000010000014A000005E0BEFBEA79.svm" xlink:type="simple" xlink:show="embed" xlink:actuate="onLoad">
            <text:p/>
          </draw:image>
        </draw:frame>
        <draw:frame draw:style-name="gr1" draw:layer="layout" svg:width="0.849cm" svg:height="0.356cm" svg:x="0.421cm" svg:y="5.5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.651cm" svg:height="0.337cm" svg:x="5.588cm" svg:y="4.464cm">
          <draw:image xlink:href="Pictures/2000000100000A54000000F23D820989.svm" xlink:type="simple" xlink:show="embed" xlink:actuate="onLoad">
            <text:p/>
          </draw:image>
        </draw:frame>
        <draw:frame draw:style-name="gr1" draw:layer="layout" svg:width="0.841cm" svg:height="0.356cm" svg:x="5.969cm" svg:y="4.06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0.254cm" svg:height="1.651cm" svg:x="5.08cm" svg:y="5.055cm">
          <draw:image xlink:href="Pictures/200000010000014A000005E0BEFBEA79.svm" xlink:type="simple" xlink:show="embed" xlink:actuate="onLoad">
            <text:p/>
          </draw:image>
        </draw:frame>
        <draw:frame draw:style-name="gr1" draw:layer="layout" svg:width="0.849cm" svg:height="0.356cm" svg:x="4.191cm" svg:y="5.58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254cm" svg:height="1.651cm" svg:x="1.27cm" svg:y="8.763cm">
          <draw:image xlink:href="Pictures/200000010000014A000005E0BEFBEA79.svm" xlink:type="simple" xlink:show="embed" xlink:actuate="onLoad">
            <text:p/>
          </draw:image>
        </draw:frame>
        <draw:frame draw:style-name="gr1" draw:layer="layout" svg:width="0.849cm" svg:height="0.356cm" svg:x="0.548cm" svg:y="9.39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.651cm" svg:height="0.337cm" svg:x="1.778cm" svg:y="8.172cm">
          <draw:image xlink:href="Pictures/2000000100000A54000000F23D820989.svm" xlink:type="simple" xlink:show="embed" xlink:actuate="onLoad">
            <text:p/>
          </draw:image>
        </draw:frame>
        <draw:frame draw:style-name="gr1" draw:layer="layout" svg:width="0.841cm" svg:height="0.356cm" svg:x="2.286cm" svg:y="7.7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1.905cm" svg:height="1.778cm" svg:x="1.651cm" svg:y="1.27cm">
          <draw:image xlink:href="Pictures/20000001000009E7000006A2008D17A5.svm" xlink:type="simple" xlink:show="embed" xlink:actuate="onLoad">
            <text:p/>
          </draw:image>
        </draw:frame>
        <draw:frame draw:style-name="gr5" draw:text-style-name="P1" draw:layer="layout" svg:width="1.778cm" svg:height="1.778cm" svg:x="5.461cm" svg:y="1.27cm">
          <draw:image xlink:href="Pictures/20000001000009E7000006A21FDB5308.svm" xlink:type="simple" xlink:show="embed" xlink:actuate="onLoad">
            <text:p/>
          </draw:image>
        </draw:frame>
        <draw:frame draw:style-name="gr6" draw:text-style-name="P1" draw:layer="layout" svg:width="1.905cm" svg:height="1.778cm" svg:x="1.651cm" svg:y="4.928cm">
          <draw:image xlink:href="Pictures/20000001000009E7000006A2FF06EE8D.svm" xlink:type="simple" xlink:show="embed" xlink:actuate="onLoad">
            <text:p/>
          </draw:image>
        </draw:frame>
        <draw:frame draw:style-name="gr7" draw:text-style-name="P1" draw:layer="layout" svg:width="1.905cm" svg:height="1.778cm" svg:x="5.461cm" svg:y="4.928cm">
          <draw:image xlink:href="Pictures/20000001000009E7000006A2F90200A2.svm" xlink:type="simple" xlink:show="embed" xlink:actuate="onLoad">
            <text:p/>
          </draw:image>
        </draw:frame>
        <draw:custom-shape draw:style-name="gr8" draw:text-style-name="P1" draw:layer="layout" svg:width="1.651cm" svg:height="1.778cm" svg:x="5.588cm" svg:y="4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0.762cm" svg:height="0.279cm" svg:x="5.588cm" svg:y="6.985cm">
          <draw:image xlink:href="Pictures/20000001000003FB000001293003B822.svm" xlink:type="simple" xlink:show="embed" xlink:actuate="onLoad">
            <text:p/>
          </draw:image>
        </draw:frame>
        <draw:custom-shape draw:style-name="gr8" draw:text-style-name="P1" draw:layer="layout" svg:width="0.889cm" svg:height="0.889cm" svg:x="2.159cm" svg:y="4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524cm" svg:height="0.285cm" svg:x="1.651cm" svg:y="6.985cm">
          <draw:image xlink:href="Pictures/20000001000006AF000001702D4E8083.svm" xlink:type="simple" xlink:show="embed" xlink:actuate="onLoad">
            <text:p/>
          </draw:image>
        </draw:frame>
        <draw:custom-shape draw:style-name="gr8" draw:text-style-name="P1" draw:layer="layout" svg:width="0.254cm" svg:height="1.651cm" svg:x="6.47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1.397cm" svg:height="0.254cm" svg:x="5.461cm" svg:y="3.429cm">
          <draw:image xlink:href="Pictures/20000001000006AF0000014285A245D6.svm" xlink:type="simple" xlink:show="embed" xlink:actuate="onLoad">
            <text:p/>
          </draw:image>
        </draw:frame>
        <draw:custom-shape draw:style-name="gr8" draw:text-style-name="P1" draw:layer="layout" svg:width="1.016cm" svg:height="0.889cm" svg:x="2.159cm" svg:y="2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81cm" svg:height="0.889cm" svg:x="2.667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2.531cm" svg:height="0.254cm" svg:x="1.397cm" svg:y="3.429cm">
          <draw:image xlink:href="Pictures/2000000100000D7200000142B637D810.svm" xlink:type="simple" xlink:show="embed" xlink:actuate="onLoad">
            <text:p/>
          </draw:image>
        </draw:frame>
        <draw:custom-shape draw:style-name="gr8" draw:text-style-name="P1" draw:layer="layout" svg:width="0.889cm" svg:height="0.762cm" svg:x="2.159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1.905cm" svg:height="1.778cm" svg:x="1.651cm" svg:y="8.636cm">
          <draw:image xlink:href="Pictures/20000001000009E7000006A201AD31A9.svm" xlink:type="simple" xlink:show="embed" xlink:actuate="onLoad">
            <text:p/>
          </draw:image>
        </draw:frame>
        <draw:frame draw:style-name="gr14" draw:text-style-name="P1" draw:layer="layout" svg:width="0.889cm" svg:height="0.381cm" svg:x="3.937cm" svg:y="9.779cm">
          <draw:image xlink:href="Pictures/200000010000050D0000014677A82F6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5T17:25:54</dc:date>
    <dc:creator>kkk </dc:creator>
    <meta:generator>LibreOffice/3.3$Linux LibreOffice_project/330m19$Build-401</meta:generator>
    <meta:editing-duration>PT3H10M24S</meta:editing-duration>
    <meta:editing-cycles>17</meta:editing-cycles>
    <meta:document-statistic meta:object-count="36"/>
  </office:meta>
</office:document-meta>
</file>

<file path=Object 1/content.xml><?xml version="1.0" encoding="utf-8"?>
<math xmlns="http://www.w3.org/1998/Math/MathML">
  <semantics>
    <mrow>
      <msub>
        <mi>Q</mi>
        <mn>3</mn>
      </msub>
      <msub>
        <mi>Q</mi>
        <mn>2</mn>
      </msub>
    </mrow>
    <annotation encoding="StarMath 5.0">Q_3 Q_2</annotation>
  </semantics>
</math>
</file>

<file path=Object 10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2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3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4/content.xml><?xml version="1.0" encoding="utf-8"?>
<math xmlns="http://www.w3.org/1998/Math/MathML">
  <semantics>
    <mrow>
      <msub>
        <mi>Q</mi>
        <mn>3</mn>
      </msub>
      <msub>
        <mi>Q</mi>
        <mn>2</mn>
      </msub>
    </mrow>
    <annotation encoding="StarMath 5.0">Q_3 Q_2</annotation>
  </semantics>
</math>
</file>

<file path=Object 5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6/content.xml><?xml version="1.0" encoding="utf-8"?>
<math xmlns="http://www.w3.org/1998/Math/MathML">
  <semantics>
    <mrow>
      <msub>
        <mi>Q</mi>
        <mn>3</mn>
      </msub>
      <msub>
        <mi>Q</mi>
        <mn>2</mn>
      </msub>
    </mrow>
    <annotation encoding="StarMath 5.0">Q_3 Q_2</annotation>
  </semantics>
</math>
</file>

<file path=Object 7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8/content.xml><?xml version="1.0" encoding="utf-8"?>
<math xmlns="http://www.w3.org/1998/Math/MathML">
  <semantics>
    <mrow>
      <msub>
        <mi>Q</mi>
        <mn>3</mn>
      </msub>
      <msub>
        <mi>Q</mi>
        <mn>2</mn>
      </msub>
    </mrow>
    <annotation encoding="StarMath 5.0">Q_3 Q_2</annotation>
  </semantics>
</math>
</file>

<file path=Object 9/content.xml><?xml version="1.0" encoding="utf-8"?>
<math xmlns="http://www.w3.org/1998/Math/MathML">
  <semantics>
    <mrow>
      <msub>
        <mi>Q</mi>
        <mn>3</mn>
      </msub>
      <msub>
        <mi>Q</mi>
        <mn>2</mn>
      </msub>
    </mrow>
    <annotation encoding="StarMath 5.0">Q_3 Q_2</annotation>
  </semantics>
</math>
</file>